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2">
      <style:text-properties fo:font-weight="normal" style:font-weight-asian="normal" style:font-weight-complex="normal"/>
    </style:style>
    <style:style style:name="P4" style:family="paragraph" style:parent-style-name="Standard">
      <style:text-properties fo:font-size="18pt" fo:font-weight="bold" style:font-size-asian="18pt" style:font-weight-asian="bold" style:font-size-complex="18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eek 1 – Week 2</text:p>
      <text:p text:style-name="P1"/>
      <text:p text:style-name="P2">For the duration of this project weekly meetings will be held with the Sprint Supervisor both for the sake of our productivity and the sake of updating our clients. At these meetings we will review the progress that has been made on the project in the past week as well as propose the agenda for the coming week. The agenda will be determined by the sprint backlog once the backlog has been extrapolated from our project scope and clients. Aside from progress discussion and review these meetings will also be used to discuss issues and possible disruptions to do with group dynamics as well as other unforeseen circumstances.</text:p>
      <text:p text:style-name="P2"/>
      <text:p text:style-name="P2">Below is the outlined agenda for the following week:</text:p>
      <text:p text:style-name="P1"/>
      <text:list xml:id="list8729231023371401908" text:style-name="L2">
        <text:list-item>
          <text:p text:style-name="P3">Research into suable technologies for implementation </text:p>
          <text:list>
            <text:list-item>
              <text:p text:style-name="P3">PHP</text:p>
            </text:list-item>
            <text:list-item>
              <text:p text:style-name="P3">RoR</text:p>
            </text:list-item>
            <text:list-item>
              <text:p text:style-name="P3">Hosting infrustructure</text:p>
            </text:list-item>
            <text:list-item>
              <text:p text:style-name="P3">Javascript</text:p>
            </text:list-item>
            <text:list-item>
              <text:p text:style-name="P3">CSS</text:p>
            </text:list-item>
            <text:list-item>
              <text:p text:style-name="P3">Node JS</text:p>
            </text:list-item>
            <text:list-item>
              <text:p text:style-name="P3">My SQL</text:p>
            </text:list-item>
            <text:list-item>
              <text:p text:style-name="P3">Amazon EC2 </text:p>
            </text:list-item>
          </text:list>
        </text:list-item>
        <text:list-item>
          <text:p text:style-name="P3">Make contact with clients and supervisor</text:p>
        </text:list-item>
        <text:list-item>
          <text:p text:style-name="P3">Arrange a suitable time for group meetings </text:p>
        </text:list-item>
        <text:list-item>
          <text:p text:style-name="P3">Create a Phabricator page for the projects and invite all group members</text:p>
        </text:list-item>
        <text:list-item>
          <text:p text:style-name="P3">Create gitHub project repository</text:p>
        </text:list-item>
        <text:list-item>
          <text:p text:style-name="P3">Research into current infrastructure for domestic violence victims </text:p>
        </text:list-item>
        <text:list-item>
          <text:p text:style-name="P3">Gain an understanding and of the subject matter</text:p>
        </text:list-item>
        <text:list-item>
          <text:p text:style-name="P3">Facebook communication medium </text:p>
        </text:list-item>
        <text:list-item>
          <text:p text:style-name="P3">Looking into the role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04T18:19:03.84</meta:creation-date>
    <dc:date>2016-04-04T19:28:56.95</dc:date>
    <meta:editing-duration>PT8M50S</meta:editing-duration>
    <meta:editing-cycles>2</meta:editing-cycles>
    <meta:generator>OpenOffice/4.1.2$Win32 OpenOffice.org_project/412m3$Build-9782</meta:generator>
    <meta:document-statistic meta:table-count="0" meta:image-count="0" meta:object-count="0" meta:page-count="1" meta:paragraph-count="20" meta:word-count="209" meta:character-count="1197"/>
  </office:meta>
</office:document-meta>
</file>